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2cm" svg:x="4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6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8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0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2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4cm" svg:y="3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6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8cm" svg:y="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2cm" svg:x="4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6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8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0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2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4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6cm" svg:y="6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8cm" svg:y="6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1.078cm" svg:height="1.352cm" svg:x="2.922cm" svg:y="4.848cm">
          <draw:text-box>
            <text:p text:style-name="P3">+</text:p>
          </draw:text-box>
        </draw:frame>
        <draw:line draw:style-name="gr3" draw:text-style-name="P4" draw:layer="layout" svg:x1="3cm" svg:y1="8.5cm" svg:x2="21cm" svg:y2="8.5cm">
          <text:p/>
        </draw:line>
        <draw:g>
          <draw:custom-shape draw:style-name="gr1" draw:text-style-name="P2" draw:layer="layout" svg:width="2cm" svg:height="2cm" svg:x="4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6cm" svg:y="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8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0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2cm" svg:y="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4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6cm" svg:y="9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cm" svg:height="2cm" svg:x="18cm" svg:y="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2.454cm" svg:height="1.352cm" svg:x="20.446cm" svg:y="3.4cm">
          <draw:text-box>
            <text:p text:style-name="P3">= 43</text:p>
          </draw:text-box>
        </draw:frame>
        <draw:frame draw:style-name="gr2" draw:text-style-name="P3" draw:layer="layout" svg:width="2.454cm" svg:height="1.352cm" svg:x="20.4cm" svg:y="6.348cm">
          <draw:text-box>
            <text:p text:style-name="P3">= 30</text:p>
          </draw:text-box>
        </draw:frame>
        <draw:frame draw:style-name="gr2" draw:text-style-name="P3" draw:layer="layout" svg:width="2.454cm" svg:height="1.352cm" svg:x="20.3cm" svg:y="9.4cm">
          <draw:text-box>
            <text:p text:style-name="P3">= 7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11T09:58:56</meta:creation-date>
    <dc:date>2013-07-11T10:04:23</dc:date>
    <dc:creator>cleric </dc:creator>
    <meta:editing-duration>P0D</meta:editing-duration>
    <meta:editing-cycles>1</meta:editing-cycles>
    <meta:document-statistic meta:object-count="32"/>
    <meta:generator>LibreOffice/3.5$Linux_x86 LibreOffice_project/350m1$Build-2</meta:generator>
  </office:meta>
</office:document-meta>
</file>